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e1" style:family="table">
      <style:table-properties style:width="6.925in" table:align="margins"/>
    </style:style>
    <style:style style:name="Table1.A" style:family="table-column">
      <style:table-column-properties style:column-width="6.925in" style:rel-column-width="65535*"/>
    </style:style>
    <style:style style:name="Table1.A1" style:family="table-cell">
      <style:table-cell-properties fo:padding="0.0382in" fo:border="0.5pt solid #000000"/>
    </style:style>
    <style:style style:name="Table1.A2" style:family="table-cell">
      <style:table-cell-properties fo:padding="0.0382in" fo:border-left="0.5pt solid #000000" fo:border-right="0.5pt solid #000000" fo:border-top="none" fo:border-bottom="0.5pt solid #000000"/>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padding="0.0382in" fo:border="0.5pt solid #000000"/>
    </style:style>
    <style:style style:name="Table2.A2" style:family="table-cell">
      <style:table-cell-properties fo:padding="0.0382in" fo:border-left="0.5pt solid #000000" fo:border-right="0.5pt solid #000000" fo:border-top="none" fo:border-bottom="0.5pt solid #000000"/>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padding="0.0382in" fo:border="0.5pt solid #000000"/>
    </style:style>
    <style:style style:name="Table3.A2" style:family="table-cell">
      <style:table-cell-properties fo:padding="0.0382in" fo:border-left="0.5pt solid #000000" fo:border-right="0.5pt solid #000000" fo:border-top="none" fo:border-bottom="0.5pt solid #000000"/>
    </style:style>
    <style:style style:name="Table4" style:family="table">
      <style:table-properties style:width="6.925in" table:align="margins"/>
    </style:style>
    <style:style style:name="Table4.A" style:family="table-column">
      <style:table-column-properties style:column-width="6.925in" style:rel-column-width="65535*"/>
    </style:style>
    <style:style style:name="Table4.A1" style:family="table-cell">
      <style:table-cell-properties fo:padding="0.0382in" fo:border="0.5pt solid #000000"/>
    </style:style>
    <style:style style:name="Table4.A2" style:family="table-cell">
      <style:table-cell-properties fo:padding="0.0382in" fo:border-left="0.5pt solid #000000" fo:border-right="0.5pt solid #000000" fo:border-top="none" fo:border-bottom="0.5pt solid #000000"/>
    </style:style>
    <style:style style:name="Table5" style:family="table">
      <style:table-properties style:width="6.925in" table:align="margins"/>
    </style:style>
    <style:style style:name="Table5.A" style:family="table-column">
      <style:table-column-properties style:column-width="6.925in" style:rel-column-width="65535*"/>
    </style:style>
    <style:style style:name="Table5.A1" style:family="table-cell">
      <style:table-cell-properties fo:padding="0.0382in" fo:border="0.5pt solid #000000"/>
    </style:style>
    <style:style style:name="Table5.A2" style:family="table-cell">
      <style:table-cell-properties fo:padding="0.0382in" fo:border-left="0.5pt solid #000000" fo:border-right="0.5pt solid #000000" fo:border-top="none" fo:border-bottom="0.5pt solid #000000"/>
    </style:style>
    <style:style style:name="P1" style:family="paragraph" style:parent-style-name="Standard">
      <style:text-properties officeooo:rsid="001d1f3c" officeooo:paragraph-rsid="001d1f3c"/>
    </style:style>
    <style:style style:name="P2" style:family="paragraph" style:parent-style-name="Standard">
      <style:text-properties officeooo:rsid="001d1f3c" officeooo:paragraph-rsid="001f8110"/>
    </style:style>
    <style:style style:name="P3" style:family="paragraph" style:parent-style-name="Standard">
      <style:text-properties officeooo:rsid="001d1f3c" officeooo:paragraph-rsid="00245336"/>
    </style:style>
    <style:style style:name="P4" style:family="paragraph" style:parent-style-name="Standard">
      <style:text-properties officeooo:rsid="001d1f3c" officeooo:paragraph-rsid="00252d32"/>
    </style:style>
    <style:style style:name="P5" style:family="paragraph" style:parent-style-name="Standard">
      <style:text-properties officeooo:rsid="001d1f3c" officeooo:paragraph-rsid="0026cd8a"/>
    </style:style>
    <style:style style:name="P6" style:family="paragraph" style:parent-style-name="Standard">
      <style:text-properties officeooo:rsid="001d1f3c" officeooo:paragraph-rsid="0029dda0"/>
    </style:style>
    <style:style style:name="P7" style:family="paragraph" style:parent-style-name="Standard">
      <style:text-properties officeooo:rsid="001d1f3c" officeooo:paragraph-rsid="002bcadd"/>
    </style:style>
    <style:style style:name="P8" style:family="paragraph" style:parent-style-name="Standard">
      <style:text-properties officeooo:rsid="001d1f3c" officeooo:paragraph-rsid="002da2a4"/>
    </style:style>
    <style:style style:name="P9" style:family="paragraph" style:parent-style-name="Standard">
      <style:paragraph-properties fo:text-align="center" style:justify-single-word="false"/>
      <style:text-properties fo:font-weight="bold" officeooo:rsid="001d1f3c" officeooo:paragraph-rsid="001d1f3c" style:font-weight-asian="bold" style:font-weight-complex="bold"/>
    </style:style>
    <style:style style:name="P10" style:family="paragraph" style:parent-style-name="Standard">
      <style:text-properties officeooo:rsid="001ea2dc" officeooo:paragraph-rsid="001ea2dc"/>
    </style:style>
    <style:style style:name="P11" style:family="paragraph" style:parent-style-name="Standard" style:list-style-name="L7">
      <style:text-properties officeooo:rsid="001d1f3c" officeooo:paragraph-rsid="001d1f3c"/>
    </style:style>
    <style:style style:name="P12" style:family="paragraph" style:parent-style-name="Standard" style:list-style-name="L8">
      <style:text-properties officeooo:rsid="001d1f3c" officeooo:paragraph-rsid="001d1f3c"/>
    </style:style>
    <style:style style:name="P13" style:family="paragraph" style:parent-style-name="Standard" style:list-style-name="L1">
      <style:text-properties officeooo:rsid="001d1f3c" officeooo:paragraph-rsid="001f8110"/>
    </style:style>
    <style:style style:name="P14" style:family="paragraph" style:parent-style-name="Standard" style:list-style-name="L1">
      <style:text-properties officeooo:rsid="001d1f3c" officeooo:paragraph-rsid="0020b17a"/>
    </style:style>
    <style:style style:name="P15" style:family="paragraph" style:parent-style-name="Standard" style:list-style-name="L2">
      <style:text-properties officeooo:rsid="001d1f3c" officeooo:paragraph-rsid="002183b0"/>
    </style:style>
    <style:style style:name="P16" style:family="paragraph" style:parent-style-name="Standard" style:list-style-name="L3">
      <style:text-properties officeooo:rsid="001d1f3c" officeooo:paragraph-rsid="002183b0"/>
    </style:style>
    <style:style style:name="P17" style:family="paragraph" style:parent-style-name="Standard" style:list-style-name="L4">
      <style:text-properties officeooo:rsid="001d1f3c" officeooo:paragraph-rsid="0021b10b"/>
    </style:style>
    <style:style style:name="P18" style:family="paragraph" style:parent-style-name="Standard" style:list-style-name="L5">
      <style:text-properties officeooo:rsid="001d1f3c" officeooo:paragraph-rsid="00221b02"/>
    </style:style>
    <style:style style:name="P19" style:family="paragraph" style:parent-style-name="Standard" style:list-style-name="L6">
      <style:text-properties officeooo:rsid="001d1f3c" officeooo:paragraph-rsid="0022a146"/>
    </style:style>
    <style:style style:name="P20" style:family="paragraph" style:parent-style-name="Standard">
      <style:text-properties officeooo:rsid="001d1f3c" officeooo:paragraph-rsid="001d1f3c"/>
    </style:style>
    <style:style style:name="P21" style:family="paragraph" style:parent-style-name="Standard" style:list-style-name="L1"/>
    <style:style style:name="P22" style:family="paragraph" style:parent-style-name="Standard" style:list-style-name="L1">
      <style:text-properties officeooo:paragraph-rsid="0026cd8a"/>
    </style:style>
    <style:style style:name="P23" style:family="paragraph" style:parent-style-name="Standard" style:list-style-name="L1">
      <style:text-properties officeooo:paragraph-rsid="0029dda0"/>
    </style:style>
    <style:style style:name="P24" style:family="paragraph" style:parent-style-name="Standard" style:list-style-name="L1">
      <style:text-properties officeooo:paragraph-rsid="002bcadd"/>
    </style:style>
    <style:style style:name="P25" style:family="paragraph" style:parent-style-name="Standard" style:list-style-name="L1">
      <style:text-properties officeooo:paragraph-rsid="002da2a4"/>
    </style:style>
    <style:style style:name="P26" style:family="paragraph" style:parent-style-name="Standard" style:list-style-name="L1">
      <style:text-properties officeooo:rsid="001f8110" officeooo:paragraph-rsid="001f8110"/>
    </style:style>
    <style:style style:name="P27" style:family="paragraph" style:parent-style-name="Standard" style:list-style-name="L1">
      <style:text-properties officeooo:rsid="001f8110" officeooo:paragraph-rsid="00245336"/>
    </style:style>
    <style:style style:name="P28" style:family="paragraph" style:parent-style-name="Standard" style:list-style-name="L1">
      <style:text-properties officeooo:rsid="001f8110" officeooo:paragraph-rsid="00252d32"/>
    </style:style>
    <style:style style:name="P29" style:family="paragraph" style:parent-style-name="Standard" style:list-style-name="L1">
      <style:text-properties officeooo:rsid="001f8110" officeooo:paragraph-rsid="0026cd8a"/>
    </style:style>
    <style:style style:name="P30" style:family="paragraph" style:parent-style-name="Standard" style:list-style-name="L1">
      <style:text-properties officeooo:rsid="001f8110" officeooo:paragraph-rsid="00284ed3"/>
    </style:style>
    <style:style style:name="P31" style:family="paragraph" style:parent-style-name="Standard" style:list-style-name="L1">
      <style:text-properties officeooo:rsid="001f8110" officeooo:paragraph-rsid="0029dda0"/>
    </style:style>
    <style:style style:name="P32" style:family="paragraph" style:parent-style-name="Standard" style:list-style-name="L1">
      <style:text-properties officeooo:rsid="001f8110" officeooo:paragraph-rsid="002bcadd"/>
    </style:style>
    <style:style style:name="P33" style:family="paragraph" style:parent-style-name="Standard" style:list-style-name="L1">
      <style:text-properties officeooo:rsid="001f8110" officeooo:paragraph-rsid="002da2a4"/>
    </style:style>
    <style:style style:name="P34" style:family="paragraph" style:parent-style-name="Standard" style:list-style-name="L2">
      <style:text-properties officeooo:rsid="002183b0" officeooo:paragraph-rsid="002183b0"/>
    </style:style>
    <style:style style:name="P35" style:family="paragraph" style:parent-style-name="Standard" style:list-style-name="L3">
      <style:text-properties officeooo:rsid="002183b0" officeooo:paragraph-rsid="002183b0"/>
    </style:style>
    <style:style style:name="P36" style:family="paragraph" style:parent-style-name="Standard" style:list-style-name="L4">
      <style:text-properties officeooo:rsid="002183b0" officeooo:paragraph-rsid="0021b10b"/>
    </style:style>
    <style:style style:name="P37" style:family="paragraph" style:parent-style-name="Standard" style:list-style-name="L5">
      <style:text-properties officeooo:rsid="002183b0" officeooo:paragraph-rsid="00221b02"/>
    </style:style>
    <style:style style:name="P38" style:family="paragraph" style:parent-style-name="Standard" style:list-style-name="L6">
      <style:text-properties officeooo:rsid="002183b0" officeooo:paragraph-rsid="0022a146"/>
    </style:style>
    <style:style style:name="P39" style:family="paragraph" style:parent-style-name="Standard" style:list-style-name="L1">
      <style:text-properties officeooo:rsid="00245336" officeooo:paragraph-rsid="00245336"/>
    </style:style>
    <style:style style:name="P40" style:family="paragraph" style:parent-style-name="Standard" style:list-style-name="L1">
      <style:text-properties officeooo:rsid="00245336" officeooo:paragraph-rsid="00252d32"/>
    </style:style>
    <style:style style:name="P41" style:family="paragraph" style:parent-style-name="Standard" style:list-style-name="L1">
      <style:text-properties officeooo:rsid="00245336" officeooo:paragraph-rsid="002bcadd"/>
    </style:style>
    <style:style style:name="P42" style:family="paragraph" style:parent-style-name="Standard" style:list-style-name="L1">
      <style:text-properties officeooo:rsid="0026cd8a" officeooo:paragraph-rsid="0026cd8a"/>
    </style:style>
    <style:style style:name="P43" style:family="paragraph" style:parent-style-name="Standard" style:list-style-name="L1">
      <style:text-properties officeooo:rsid="0026cd8a" officeooo:paragraph-rsid="00284ed3"/>
    </style:style>
    <style:style style:name="P44" style:family="paragraph" style:parent-style-name="Standard" style:list-style-name="L1">
      <style:text-properties officeooo:rsid="0026cd8a" officeooo:paragraph-rsid="0029dda0"/>
    </style:style>
    <style:style style:name="P45" style:family="paragraph" style:parent-style-name="Standard" style:list-style-name="L1">
      <style:text-properties officeooo:rsid="0029dda0" officeooo:paragraph-rsid="0029dda0"/>
    </style:style>
    <style:style style:name="P46" style:family="paragraph" style:parent-style-name="Standard" style:list-style-name="L1">
      <style:text-properties officeooo:rsid="002bcadd" officeooo:paragraph-rsid="002bcadd"/>
    </style:style>
    <style:style style:name="P47" style:family="paragraph" style:parent-style-name="Standard">
      <style:text-properties officeooo:rsid="002df8b6" officeooo:paragraph-rsid="002df8b6"/>
    </style:style>
    <style:style style:name="P48" style:family="paragraph" style:parent-style-name="Standard">
      <style:paragraph-properties fo:text-align="center" style:justify-single-word="false"/>
      <style:text-properties fo:font-weight="bold" officeooo:rsid="002df8b6" officeooo:paragraph-rsid="002df8b6" style:font-weight-asian="bold" style:font-weight-complex="bold"/>
    </style:style>
    <style:style style:name="T1" style:family="text">
      <style:text-properties officeooo:rsid="001f8110"/>
    </style:style>
    <style:style style:name="T2" style:family="text">
      <style:text-properties officeooo:rsid="0020b17a"/>
    </style:style>
    <style:style style:name="T3" style:family="text">
      <style:text-properties officeooo:rsid="002183b0"/>
    </style:style>
    <style:style style:name="T4" style:family="text">
      <style:text-properties officeooo:rsid="0021b10b"/>
    </style:style>
    <style:style style:name="T5" style:family="text">
      <style:text-properties officeooo:rsid="00221b02"/>
    </style:style>
    <style:style style:name="T6" style:family="text">
      <style:text-properties officeooo:rsid="0022a146"/>
    </style:style>
    <style:style style:name="T7" style:family="text">
      <style:text-properties officeooo:rsid="00230ed3"/>
    </style:style>
    <style:style style:name="T8" style:family="text">
      <style:text-properties officeooo:rsid="00245336"/>
    </style:style>
    <style:style style:name="T9" style:family="text">
      <style:text-properties officeooo:rsid="00252d32"/>
    </style:style>
    <style:style style:name="T10" style:family="text">
      <style:text-properties officeooo:rsid="0026cd8a"/>
    </style:style>
    <style:style style:name="T11" style:family="text">
      <style:text-properties officeooo:rsid="00284ed3"/>
    </style:style>
    <style:style style:name="T12" style:family="text">
      <style:text-properties officeooo:rsid="002866d2"/>
    </style:style>
    <style:style style:name="T13" style:family="text">
      <style:text-properties officeooo:rsid="0029dda0"/>
    </style:style>
    <style:style style:name="T14" style:family="text">
      <style:text-properties officeooo:rsid="001d1f3c"/>
    </style:style>
    <style:style style:name="T15" style:family="text">
      <style:text-properties officeooo:rsid="002ab29b"/>
    </style:style>
    <style:style style:name="T16" style:family="text">
      <style:text-properties officeooo:rsid="002bcadd"/>
    </style:style>
    <style:style style:name="T17" style:family="text">
      <style:text-properties officeooo:rsid="002da2a4"/>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Project Description</text:p>
      <text:p text:style-name="P1">This project allows you to store contact information. It contains the following features:</text:p>
      <text:list text:style-name="L7">
        <text:list-item>
          <text:p text:style-name="P11">Contact creation, deletion, modification, and merging.</text:p>
        </text:list-item>
        <text:list-item>
          <text:p text:style-name="P11">The ability to search contacts based on name, email, phone number, and tags.</text:p>
        </text:list-item>
        <text:list-item>
          <text:p text:style-name="P11">Various information for each contact, such as phone number, email, address, notes, and the ability to assign one or more tags to a contact.</text:p>
        </text:list-item>
      </text:list>
      <text:p text:style-name="P1"/>
      <text:p text:style-name="P9">How to Use</text:p>
      <text:list text:style-name="L8">
        <text:list-item>
          <text:p text:style-name="P12">Run contacts.py</text:p>
        </text:list-item>
        <text:list-item>
          <text:p text:style-name="P12">A text menu will appear showing the different options you can select. Type and enter the number shown to the left of the option you want to use.</text:p>
        </text:list-item>
      </text:list>
      <text:p text:style-name="P1"/>
      <text:p text:style-name="P48">Contact Info / Format</text:p>
      <text:p text:style-name="P47">contact = {</text:p>
      <text:p text:style-name="P47"><text:tab/>"nickname" : "Ex",</text:p>
      <text:p text:style-name="P47"><text:tab/>"firstName" : "Example",</text:p>
      <text:p text:style-name="P47"><text:tab/>"lastName" : "Example",</text:p>
      <text:p text:style-name="P47"><text:tab/>"phoneNumber" : "555-555-5555",</text:p>
      <text:p text:style-name="P47"><text:tab/>"email" : "example@example.ex",</text:p>
      <text:p text:style-name="P47"><text:tab/>"tags" : ["tag1", "tag2", "tag3"],</text:p>
      <text:p text:style-name="P47"><text:tab/>"dateMade" : "05/24/2020",</text:p>
      <text:p text:style-name="P47"><text:tab/>"dateModified" : "05/24/2020",</text:p>
      <text:p text:style-name="P47"><text:tab/>"notes" : "Sample text",</text:p>
      <text:p text:style-name="P47"><text:tab/>"address" : {</text:p>
      <text:p text:style-name="P47"><text:tab/><text:tab/>"street" : "1234 Example St.",</text:p>
      <text:p text:style-name="P47"><text:tab/><text:tab/>"city" : "Fort Wayne",</text:p>
      <text:p text:style-name="P47"><text:tab/><text:tab/>"state" : "Ohio",</text:p>
      <text:p text:style-name="P47"><text:tab/><text:tab/>"zip" : "44444"</text:p>
      <text:p text:style-name="P47"><text:tab/>}</text:p>
      <text:p text:style-name="P47">}</text:p>
      <text:p text:style-name="P1"/>
      <text:p text:style-name="P9">Functions</text:p>
      <text:p text:style-name="P10">String validation functions:</text:p>
      <table:table table:name="Table1" table:style-name="Table1">
        <table:table-column table:style-name="Table1.A"/>
        <table:table-row>
          <table:table-cell table:style-name="Table1.A1" office:value-type="string">
            <text:p text:style-name="P2">def charWhitelist(txt, list, exceptions=[]):</text:p>
            <text:list xml:id="list4197655240" text:style-name="L1">
              <text:list-item>
                <text:p text:style-name="P26">Description - Takes a string and looks for characters that are not <text:span text:style-name="T12">ac</text:span>cepted. This function uses a whitelist, meaning all characters are not allowed unless explicitly specified.</text:p>
              </text:list-item>
              <text:list-item>
                <text:p text:style-name="P26">Input:</text:p>
                <text:list>
                  <text:list-item>
                    <text:p text:style-name="P26">[String] txt - The text to search.</text:p>
                  </text:list-item>
                  <text:list-item>
                    <text:p text:style-name="P26">[Character array] list - A list of allowed characters</text:p>
                  </text:list-item>
                  <text:list-item>
                    <text:p text:style-name="P26">[Character array] exceptions - A list of allowed characters</text:p>
                  </text:list-item>
                </text:list>
              </text:list-item>
              <text:list-item>
                <text:p text:style-name="P26">Output:</text:p>
                <text:list>
                  <text:list-item>
                    <text:p text:style-name="P26">[Boolean] - Whether or not txt only has acceptable characters. True = txt is valid (Does not contain invalid characters), False = txt is invalid (Does contain invalid characters).</text:p>
                  </text:list-item>
                </text:list>
              </text:list-item>
              <text:list-item>
                <text:p text:style-name="P26">Notes:</text:p>
                <text:list>
                  <text:list-item>
                    <text:p text:style-name="P26">The reason why there are two arguments for whitelisted characters instead of one is to <text:span text:style-name="T2">allow</text:span> <text:span text:style-name="T2">the use of a</text:span> pre-defined list as well as custom characters in the same function call. <text:span text:style-name="T2">For example, function “isEmail()” uses “charWhitelist(txt, numbersAndLetters, ['@', '.'])”, where “numbersAndLetters” is a list of characters from A-Z, a-z, and 0-9.</text:span></text:p>
                  </text:list-item>
                </text:list>
              </text:list-item>
              <text:list-item>
                <text:p text:style-name="P26"><text:soft-page-break/>Examples:</text:p>
                <text:list>
                  <text:list-item>
                    <text:p text:style-name="P13">charWhitelist(“<text:span text:style-name="T1">Hello</text:span>”, <text:span text:style-name="T1">[‘A’, ‘B’, ... ‘y’, ‘z’]</text:span>) <text:span text:style-name="T1">#Returns True, since “Hello” contains only characters from the character list.</text:span></text:p>
                  </text:list-item>
                  <text:list-item>
                    <text:p text:style-name="P14">charWhitelist(“<text:span text:style-name="T1">fakeemail@gmail.com</text:span>”, <text:span text:style-name="T1">[‘A’, ‘B’, ... ‘y’, ‘z’], [‘ ’, ‘@’, ‘.’]</text:span>) <text:span text:style-name="T1">#Returns True, since </text:span><text:span text:style-name="T2">the string</text:span><text:span text:style-name="T1"> contains only characters from the </text:span><text:span text:style-name="T2">two </text:span><text:span text:style-name="T1">character list</text:span><text:span text:style-name="T2">s</text:span><text:span text:style-name="T1">.</text:span></text:p>
                  </text:list-item>
                </text:list>
              </text:list-item>
            </text:list>
          </table:table-cell>
        </table:table-row>
        <table:table-row>
          <table:table-cell table:style-name="Table1.A2" office:value-type="string">
            <text:p text:style-name="P2">def isIntegral(txt):</text:p>
            <text:list text:style-name="L2">
              <text:list-item>
                <text:p text:style-name="P34">Description - Returns whether or not a given string is a positive integer.</text:p>
              </text:list-item>
              <text:list-item>
                <text:p text:style-name="P34">Input:</text:p>
                <text:list>
                  <text:list-item>
                    <text:p text:style-name="P34">[String] txt - The text to check.</text:p>
                  </text:list-item>
                </text:list>
              </text:list-item>
              <text:list-item>
                <text:p text:style-name="P34">Output:</text:p>
                <text:list>
                  <text:list-item>
                    <text:p text:style-name="P34">[Boolean] - Whether or not the text is a positive integer.</text:p>
                  </text:list-item>
                </text:list>
              </text:list-item>
              <text:list-item>
                <text:p text:style-name="P34">Examples:</text:p>
                <text:list>
                  <text:list-item>
                    <text:p text:style-name="P15">isIntegral(“<text:span text:style-name="T3">Hello</text:span>”) <text:span text:style-name="T3">#Returns False</text:span></text:p>
                  </text:list-item>
                  <text:list-item>
                    <text:p text:style-name="P15">isIntegral(“<text:span text:style-name="T3">123</text:span>”) <text:span text:style-name="T3">#Returns True</text:span></text:p>
                  </text:list-item>
                  <text:list-item>
                    <text:p text:style-name="P15">isIntegral(“-<text:span text:style-name="T3">3.14</text:span>”) <text:span text:style-name="T3">#Returns False (Negative numbers and floating point numbers are not accepted).</text:span></text:p>
                  </text:list-item>
                </text:list>
              </text:list-item>
            </text:list>
          </table:table-cell>
        </table:table-row>
        <table:table-row>
          <table:table-cell table:style-name="Table1.A2" office:value-type="string">
            <text:p text:style-name="P2">def isPhoneNumber(txt):</text:p>
            <text:list text:style-name="L3">
              <text:list-item>
                <text:p text:style-name="P35">Description - Returns whether or not a given string is a phone number. This function accepts the formats “X-XXX-XXX-XXXX” and “XXX-XXX-XXXX”.</text:p>
              </text:list-item>
              <text:list-item>
                <text:p text:style-name="P35">Input:</text:p>
                <text:list>
                  <text:list-item>
                    <text:p text:style-name="P35">[String] txt - The text to check.</text:p>
                  </text:list-item>
                </text:list>
              </text:list-item>
              <text:list-item>
                <text:p text:style-name="P35">Output:</text:p>
                <text:list>
                  <text:list-item>
                    <text:p text:style-name="P35">[Boolean] - Whether or not the text is a phone number.</text:p>
                  </text:list-item>
                </text:list>
              </text:list-item>
              <text:list-item>
                <text:p text:style-name="P35">Examples:</text:p>
                <text:list>
                  <text:list-item>
                    <text:p text:style-name="P16">isPhoneNumber(“<text:span text:style-name="T3">1-800-275-4628</text:span>”) <text:span text:style-name="T3">#Returns True</text:span></text:p>
                  </text:list-item>
                  <text:list-item>
                    <text:p text:style-name="P16">isPhoneNumber(“<text:span text:style-name="T3">842-146-5729</text:span>”) <text:span text:style-name="T3">#Returns True</text:span></text:p>
                  </text:list-item>
                  <text:list-item>
                    <text:p text:style-name="P16">isPhoneNumber(“<text:span text:style-name="T3">773 894 48962</text:span>”) <text:span text:style-name="T3">#Returns False (Spaces are not accepted, and there is an extra digit at the end).</text:span></text:p>
                  </text:list-item>
                </text:list>
              </text:list-item>
            </text:list>
          </table:table-cell>
        </table:table-row>
        <table:table-row>
          <table:table-cell table:style-name="Table1.A2" office:value-type="string">
            <text:p text:style-name="P2">def isEmail(txt):</text:p>
            <text:list text:style-name="L4">
              <text:list-item>
                <text:p text:style-name="P36">Description - Returns whether or not a given string is a<text:span text:style-name="T4">n email</text:span>. <text:span text:style-name="T4">This implimentation of the function is very limited. The only symbols that are accepted are “.” and “@”. Certain symbol combinations are also not allowed, such as two periods in a row, and the period not being allowed directly before or after the “@”.</text:span></text:p>
              </text:list-item>
              <text:list-item>
                <text:p text:style-name="P36">Input:</text:p>
                <text:list>
                  <text:list-item>
                    <text:p text:style-name="P36">[String] txt - The text to check.</text:p>
                  </text:list-item>
                </text:list>
              </text:list-item>
              <text:list-item>
                <text:p text:style-name="P36">Output:</text:p>
                <text:list>
                  <text:list-item>
                    <text:p text:style-name="P36">[Boolean] - Whether or not the text is a<text:span text:style-name="T4">n email.</text:span></text:p>
                  </text:list-item>
                </text:list>
              </text:list-item>
              <text:list-item>
                <text:p text:style-name="P36">Examples:</text:p>
                <text:list>
                  <text:list-item>
                    <text:p text:style-name="P17">isEmail(“<text:span text:style-name="T4">example.email@gmail.com</text:span>”) <text:span text:style-name="T4">#Returns True</text:span></text:p>
                  </text:list-item>
                  <text:list-item>
                    <text:p text:style-name="P17">isEmail(“<text:span text:style-name="T4">samp1etext@yahoo.com</text:span>”) <text:span text:style-name="T4">#Returns True</text:span></text:p>
                  </text:list-item>
                  <text:list-item>
                    <text:p text:style-name="P17">isEmail(“<text:span text:style-name="T4">wowza!haha@gmail.com</text:span>”) <text:span text:style-name="T4">#Returns False</text:span></text:p>
                  </text:list-item>
                </text:list>
              </text:list-item>
            </text:list>
          </table:table-cell>
        </table:table-row>
        <table:table-row>
          <table:table-cell table:style-name="Table1.A2" office:value-type="string">
            <text:p text:style-name="P2">def isDate(txt):</text:p>
            <text:list text:style-name="L5">
              <text:list-item>
                <text:p text:style-name="P37">Description - Returns whether or not a given string is a <text:span text:style-name="T5">date. The date format expected is “MM/DD/YYYY”.</text:span></text:p>
              </text:list-item>
              <text:list-item>
                <text:p text:style-name="P37">Input:</text:p>
                <text:list>
                  <text:list-item>
                    <text:p text:style-name="P37">[String] txt - The text to check.</text:p>
                  </text:list-item>
                </text:list>
              </text:list-item>
              <text:list-item>
                <text:p text:style-name="P37"><text:soft-page-break/>Output:</text:p>
                <text:list>
                  <text:list-item>
                    <text:p text:style-name="P37">[Boolean] - Whether or not the text is a <text:span text:style-name="T5">date</text:span><text:span text:style-name="T4">.</text:span></text:p>
                  </text:list-item>
                </text:list>
              </text:list-item>
              <text:list-item>
                <text:p text:style-name="P37">Examples:</text:p>
                <text:list>
                  <text:list-item>
                    <text:p text:style-name="P18">isDate(“<text:span text:style-name="T5">05/22/2021</text:span>”) <text:span text:style-name="T5">#Returns True</text:span></text:p>
                  </text:list-item>
                  <text:list-item>
                    <text:p text:style-name="P18">isDate(“<text:span text:style-name="T5">11-5-2022</text:span>”) <text:span text:style-name="T5">#Returns False (“-”’s are not </text:span><text:span text:style-name="T6">ac</text:span><text:span text:style-name="T5">cepted, and the day must be two digits long).</text:span></text:p>
                  </text:list-item>
                  <text:list-item>
                    <text:p text:style-name="P18">isDate(“<text:span text:style-name="T5">15/07/2020</text:span>”) <text:span text:style-name="T5">#Returns False (The month is out of range).</text:span></text:p>
                  </text:list-item>
                </text:list>
              </text:list-item>
            </text:list>
          </table:table-cell>
        </table:table-row>
        <table:table-row>
          <table:table-cell table:style-name="Table1.A2" office:value-type="string">
            <text:p text:style-name="P2">def isStreet(txt):</text:p>
            <text:list text:style-name="L6">
              <text:list-item>
                <text:p text:style-name="P38">Description - Returns whether or not a given string is a <text:span text:style-name="T6">street. The string must start with a number </text:span><text:span text:style-name="T7">with</text:span><text:span text:style-name="T6"> a space </text:span><text:span text:style-name="T7">after</text:span><text:span text:style-name="T6">, and the only special characters accepted are “.” and “’”. Certain combinations of those symbols are not allowed, such as “.’”, “’.”, and symbols in a row.</text:span></text:p>
              </text:list-item>
              <text:list-item>
                <text:p text:style-name="P38">Input:</text:p>
                <text:list>
                  <text:list-item>
                    <text:p text:style-name="P38">[String] txt - The text to check.</text:p>
                  </text:list-item>
                </text:list>
              </text:list-item>
              <text:list-item>
                <text:p text:style-name="P38">Output:</text:p>
                <text:list>
                  <text:list-item>
                    <text:p text:style-name="P38">[Boolean] - Whether or not the text is a <text:span text:style-name="T6">street</text:span><text:span text:style-name="T4">.</text:span></text:p>
                  </text:list-item>
                </text:list>
              </text:list-item>
              <text:list-item>
                <text:p text:style-name="P38">Examples:</text:p>
                <text:list>
                  <text:list-item>
                    <text:p text:style-name="P19">isStreet(“<text:span text:style-name="T6">1234 Balken St.</text:span>”) <text:span text:style-name="T6">#Returns True</text:span></text:p>
                  </text:list-item>
                  <text:list-item>
                    <text:p text:style-name="P19">isStreet(“<text:span text:style-name="T6">Washington Blvd.</text:span>”) <text:span text:style-name="T6">#Returns False (A number must be present).</text:span></text:p>
                  </text:list-item>
                </text:list>
              </text:list-item>
            </text:list>
          </table:table-cell>
        </table:table-row>
      </table:table>
      <text:p text:style-name="P1"/>
      <text:p text:style-name="P1"/>
      <text:p text:style-name="P10">Contact modification functions:</text:p>
      <table:table table:name="Table2" table:style-name="Table2">
        <table:table-column table:style-name="Table2.A"/>
        <table:table-row>
          <table:table-cell table:style-name="Table2.A1" office:value-type="string">
            <text:p text:style-name="P3">def contactValidate(contactInfo):</text:p>
            <text:list text:continue-list="list4197655240" text:style-name="L1">
              <text:list-item>
                <text:p text:style-name="P27">Description - <text:span text:style-name="T8">Checks to see if a given contact is in a valid state.</text:span></text:p>
              </text:list-item>
              <text:list-item>
                <text:p text:style-name="P27">Input:</text:p>
                <text:list>
                  <text:list-item>
                    <text:p text:style-name="P39">[Dictionary] contactInfo - The contact to check.</text:p>
                  </text:list-item>
                </text:list>
              </text:list-item>
              <text:list-item>
                <text:p text:style-name="P27">Output:</text:p>
                <text:list>
                  <text:list-item>
                    <text:p text:style-name="P27">[Boolean] - Whether or not <text:span text:style-name="T8">contactInfo is valid.</text:span></text:p>
                  </text:list-item>
                </text:list>
              </text:list-item>
            </text:list>
          </table:table-cell>
        </table:table-row>
        <table:table-row>
          <table:table-cell table:style-name="Table2.A2" office:value-type="string">
            <text:p text:style-name="P3">def contactTimestamp(contactInfo, stampMade, stampModified):</text:p>
            <text:list text:continue-numbering="true" text:style-name="L1">
              <text:list-item>
                <text:p text:style-name="P27">Description - <text:span text:style-name="T8">Adds or updates the “dateMade” and “dateModified” fields in a contact.</text:span></text:p>
              </text:list-item>
              <text:list-item>
                <text:p text:style-name="P27">Input:</text:p>
                <text:list>
                  <text:list-item>
                    <text:p text:style-name="P39">[Dictionary] contactInfo - The contact to update.</text:p>
                  </text:list-item>
                  <text:list-item>
                    <text:p text:style-name="P39">[Bool<text:span text:style-name="T10">ean</text:span>] stampMade - Whether or not to update “dateMade”.</text:p>
                  </text:list-item>
                  <text:list-item>
                    <text:p text:style-name="P39">[Bool<text:span text:style-name="T10">ean</text:span>] stampModified - Whether or not to update “dateModified”.</text:p>
                  </text:list-item>
                </text:list>
              </text:list-item>
            </text:list>
          </table:table-cell>
        </table:table-row>
        <table:table-row>
          <table:table-cell table:style-name="Table2.A2" office:value-type="string">
            <text:p text:style-name="P4">def contactCreate(contactDb, contactInfo):</text:p>
            <text:list text:continue-numbering="true" text:style-name="L1">
              <text:list-item>
                <text:p text:style-name="P28">Description - <text:span text:style-name="T9">Adds a contact to a contact database.</text:span></text:p>
              </text:list-item>
              <text:list-item>
                <text:p text:style-name="P28">Input:</text:p>
                <text:list>
                  <text:list-item>
                    <text:p text:style-name="P40">[Dictionary <text:span text:style-name="T9">of </text:span>Dictionar<text:span text:style-name="T9">ies</text:span>] contact<text:span text:style-name="T9">Db</text:span> - The contact <text:span text:style-name="T9">database to add to.</text:span></text:p>
                  </text:list-item>
                  <text:list-item>
                    <text:p text:style-name="P40">[Dictionary] contactInfo - The contact to <text:span text:style-name="T9">add</text:span>.</text:p>
                  </text:list-item>
                </text:list>
              </text:list-item>
              <text:list-item>
                <text:p text:style-name="P28">Output:</text:p>
                <text:list>
                  <text:list-item>
                    <text:p text:style-name="P28">[<text:span text:style-name="T9">String</text:span>] - <text:span text:style-name="T9">The identifier used to access this new contact in the database</text:span><text:span text:style-name="T8">. </text:span><text:span text:style-name="T9">If it failed to add a contact, it will return None.</text:span></text:p>
                  </text:list-item>
                </text:list>
              </text:list-item>
            </text:list>
          </table:table-cell>
        </table:table-row>
        <table:table-row>
          <table:table-cell table:style-name="Table2.A2" office:value-type="string">
            <text:p text:style-name="P5">def contactChange(contactDb, contactId, contactChanges):</text:p>
            <text:list text:continue-numbering="true" text:style-name="L1">
              <text:list-item>
                <text:p text:style-name="P29">Description - <text:span text:style-name="T10">Changes attributes in a contact database contact.</text:span></text:p>
              </text:list-item>
              <text:list-item>
                <text:p text:style-name="P29">Input:</text:p>
                <text:list>
                  <text:list-item>
                    <text:p text:style-name="P21"><text:span text:style-name="T8">[Dictionary </text:span><text:span text:style-name="T9">of </text:span><text:span text:style-name="T8">Dictionar</text:span><text:span text:style-name="T9">ies</text:span>] contact<text:span text:style-name="T10">Db</text:span> - The contact <text:span text:style-name="T10">database.</text:span></text:p>
                  </text:list-item>
                  <text:list-item>
                    <text:p text:style-name="P42">[String] contactId - The identifier of the contact to change.</text:p>
                  </text:list-item>
                  <text:list-item>
                    <text:p text:style-name="P42"><text:soft-page-break/>[<text:span text:style-name="T8">Dictionary</text:span>] contactChanges - A dictionary of attributes to change in the contact.</text:p>
                  </text:list-item>
                </text:list>
              </text:list-item>
              <text:list-item>
                <text:p text:style-name="P29">Output:</text:p>
                <text:list>
                  <text:list-item>
                    <text:p text:style-name="P29">[Boolean] - Whether or not <text:span text:style-name="T10">the change was successful</text:span><text:span text:style-name="T8">.</text:span></text:p>
                  </text:list-item>
                </text:list>
              </text:list-item>
            </text:list>
          </table:table-cell>
        </table:table-row>
        <table:table-row>
          <table:table-cell table:style-name="Table2.A2" office:value-type="string">
            <text:p text:style-name="P5">def contactDelete(contactDb, contactId):</text:p>
            <text:list text:continue-numbering="true" text:style-name="L1">
              <text:list-item>
                <text:p text:style-name="P29">Description - <text:span text:style-name="T10">Deletes a contact from a contact database</text:span><text:span text:style-name="T8">.</text:span></text:p>
              </text:list-item>
              <text:list-item>
                <text:p text:style-name="P29">Input:</text:p>
                <text:list>
                  <text:list-item>
                    <text:p text:style-name="P22">[Dictionary <text:span text:style-name="T9">of </text:span>Dictionar<text:span text:style-name="T9">ies</text:span>] contact<text:span text:style-name="T10">Db</text:span> - The contact <text:span text:style-name="T10">database.</text:span></text:p>
                  </text:list-item>
                  <text:list-item>
                    <text:p text:style-name="P42">[<text:span text:style-name="T16">String</text:span>] contactId - The identifier of the contact to delete.</text:p>
                  </text:list-item>
                </text:list>
              </text:list-item>
              <text:list-item>
                <text:p text:style-name="P29">Output:</text:p>
                <text:list>
                  <text:list-item>
                    <text:p text:style-name="P29">[Boolean] - Whether or not <text:span text:style-name="T10">the deletion was successful</text:span><text:span text:style-name="T8">.</text:span></text:p>
                  </text:list-item>
                </text:list>
              </text:list-item>
            </text:list>
          </table:table-cell>
        </table:table-row>
        <table:table-row>
          <table:table-cell table:style-name="Table2.A2" office:value-type="string">
            <text:p text:style-name="P5">def contactMerge(contactDb, contactId1, contactId2):</text:p>
            <text:list text:continue-numbering="true" text:style-name="L1">
              <text:list-item>
                <text:p text:style-name="P29">Description - <text:span text:style-name="T10">Merges the attributes of two contacts in a contact database. If both contacts contain the same attribute, the contact that was modified </text:span><text:span text:style-name="T11">st recently takes priority. If they both have the same date, the user is asked which contact to prioritize for each attribute.</text:span></text:p>
              </text:list-item>
              <text:list-item>
                <text:p text:style-name="P29">Input:</text:p>
                <text:list>
                  <text:list-item>
                    <text:p text:style-name="P22">[Dictionary <text:span text:style-name="T9">of </text:span>Dictionar<text:span text:style-name="T9">ies</text:span>] contact<text:span text:style-name="T10">Db</text:span> - The contact <text:span text:style-name="T10">database.</text:span></text:p>
                  </text:list-item>
                  <text:list-item>
                    <text:p text:style-name="P42">[Dictionary] contactId<text:span text:style-name="T11">1</text:span> - The identifier of <text:span text:style-name="T11">contact 1.</text:span></text:p>
                  </text:list-item>
                  <text:list-item>
                    <text:p text:style-name="P43">[Dictionary] contactId<text:span text:style-name="T11">2</text:span> - The identifier of <text:span text:style-name="T11">contact 2.</text:span></text:p>
                  </text:list-item>
                </text:list>
              </text:list-item>
              <text:list-item>
                <text:p text:style-name="P29">Output:</text:p>
                <text:list>
                  <text:list-item>
                    <text:p text:style-name="P30">[<text:span text:style-name="T9">String</text:span>] - <text:span text:style-name="T9">The identifier used to access this new </text:span><text:span text:style-name="T11">merged </text:span><text:span text:style-name="T9">contact in the database</text:span><text:span text:style-name="T8">. </text:span><text:span text:style-name="T9">If it failed to </text:span><text:span text:style-name="T11">merge</text:span><text:span text:style-name="T9">, it will return None.</text:span></text:p>
                  </text:list-item>
                </text:list>
              </text:list-item>
            </text:list>
          </table:table-cell>
        </table:table-row>
      </table:table>
      <text:p text:style-name="P1"/>
      <text:p text:style-name="P10">Contact prompt functions:</text:p>
      <table:table table:name="Table3" table:style-name="Table3">
        <table:table-column table:style-name="Table3.A"/>
        <table:table-row>
          <table:table-cell table:style-name="Table3.A1" office:value-type="string">
            <text:p text:style-name="P6">def contactCreatePrompt(contactDb):</text:p>
            <text:list text:continue-numbering="true" text:style-name="L1">
              <text:list-item>
                <text:p text:style-name="P31">Description - <text:span text:style-name="T13">Prompts the user for the attributes used for </text:span><text:span text:style-name="T14">contactCreate().</text:span></text:p>
              </text:list-item>
              <text:list-item>
                <text:p text:style-name="P31">Input:</text:p>
                <text:list>
                  <text:list-item>
                    <text:p text:style-name="P23">[Dictionary <text:span text:style-name="T9">of </text:span>Dictionar<text:span text:style-name="T9">ies</text:span>] contact<text:span text:style-name="T10">Db</text:span> - The contact <text:span text:style-name="T10">database.</text:span></text:p>
                  </text:list-item>
                </text:list>
              </text:list-item>
              <text:list-item>
                <text:p text:style-name="P31">Output:</text:p>
                <text:list>
                  <text:list-item>
                    <text:p text:style-name="P31">[<text:span text:style-name="T9">String</text:span>] - <text:span text:style-name="T9">The identifier used to access this new contact in the database</text:span><text:span text:style-name="T8">. </text:span><text:span text:style-name="T9">If it failed to add a contact, it will return None.</text:span></text:p>
                  </text:list-item>
                </text:list>
              </text:list-item>
            </text:list>
          </table:table-cell>
        </table:table-row>
        <table:table-row>
          <table:table-cell table:style-name="Table3.A2" office:value-type="string">
            <text:p text:style-name="P6">def contactChangePrompt(contactDb):</text:p>
            <text:list text:continue-numbering="true" text:style-name="L1">
              <text:list-item>
                <text:p text:style-name="P31">Description - <text:span text:style-name="T13">Prompts the user for the attributes used for </text:span><text:span text:style-name="T14">contactChange().</text:span></text:p>
              </text:list-item>
              <text:list-item>
                <text:p text:style-name="P31">Input:</text:p>
                <text:list>
                  <text:list-item>
                    <text:p text:style-name="P23">[Dictionary <text:span text:style-name="T9">of </text:span>Dictionar<text:span text:style-name="T9">ies</text:span>] contact<text:span text:style-name="T10">Db</text:span> - The contact <text:span text:style-name="T10">database.</text:span></text:p>
                  </text:list-item>
                </text:list>
              </text:list-item>
              <text:list-item>
                <text:p text:style-name="P31">Output:</text:p>
                <text:list>
                  <text:list-item>
                    <text:p text:style-name="P31">[Boolean] - Whether or not <text:span text:style-name="T10">the </text:span><text:span text:style-name="T13">change</text:span><text:span text:style-name="T10"> was successful</text:span><text:span text:style-name="T8">.</text:span></text:p>
                  </text:list-item>
                </text:list>
              </text:list-item>
            </text:list>
          </table:table-cell>
        </table:table-row>
      </table:table>
      <text:p text:style-name="P1"/>
      <text:p text:style-name="P10">Contact reading functions:</text:p>
      <table:table table:name="Table4" table:style-name="Table4">
        <table:table-column table:style-name="Table4.A"/>
        <table:table-row>
          <table:table-cell table:style-name="Table4.A1" office:value-type="string">
            <text:p text:style-name="P6">def contactShow(contactDb, contactId):</text:p>
            <text:list text:continue-numbering="true" text:style-name="L1">
              <text:list-item>
                <text:p text:style-name="P31">Description - <text:span text:style-name="T13">Shows a contact in a readable format</text:span><text:span text:style-name="T14">.</text:span></text:p>
              </text:list-item>
              <text:list-item>
                <text:p text:style-name="P31">Input:</text:p>
                <text:list>
                  <text:list-item>
                    <text:p text:style-name="P23">[Dictionary <text:span text:style-name="T9">of </text:span>Dictionar<text:span text:style-name="T9">ies</text:span>] contact<text:span text:style-name="T10">Db</text:span> - The contact <text:span text:style-name="T10">database.</text:span></text:p>
                  </text:list-item>
                  <text:list-item>
                    <text:p text:style-name="P44">[String] contactId - The identifier of the contact to <text:span text:style-name="T13">show</text:span>.</text:p>
                  </text:list-item>
                </text:list>
              </text:list-item>
              <text:list-item>
                <text:p text:style-name="P31">Output:</text:p>
                <text:list>
                  <text:list-item>
                    <text:p text:style-name="P31">[Boolean] - Whether or not <text:span text:style-name="T10">the </text:span><text:span text:style-name="T13">function</text:span><text:span text:style-name="T10"> was successful</text:span><text:span text:style-name="T8">.</text:span></text:p>
                  </text:list-item>
                </text:list>
              </text:list-item>
            </text:list>
          </table:table-cell>
        </table:table-row>
        <table:table-row>
          <table:table-cell table:style-name="Table4.A2" office:value-type="string">
            <text:p text:style-name="P6">def contactShowAll(contactDb):</text:p>
            <text:list text:continue-numbering="true" text:style-name="L1">
              <text:list-item>
                <text:p text:style-name="P31"><text:soft-page-break/>Description - <text:span text:style-name="T13">Shows all contacts in a database in a readable format.</text:span></text:p>
              </text:list-item>
              <text:list-item>
                <text:p text:style-name="P31">Input:</text:p>
                <text:list>
                  <text:list-item>
                    <text:p text:style-name="P23">[Dictionary <text:span text:style-name="T9">of </text:span>Dictionar<text:span text:style-name="T9">ies</text:span>] contact<text:span text:style-name="T10">Db</text:span> - The contact <text:span text:style-name="T10">database.</text:span></text:p>
                  </text:list-item>
                </text:list>
              </text:list-item>
              <text:list-item>
                <text:p text:style-name="P31">Output:</text:p>
                <text:list>
                  <text:list-item>
                    <text:p text:style-name="P31">[Boolean] - Whether or not <text:span text:style-name="T10">the </text:span><text:span text:style-name="T13">function</text:span><text:span text:style-name="T10"> was successful</text:span><text:span text:style-name="T8">.</text:span></text:p>
                  </text:list-item>
                </text:list>
              </text:list-item>
            </text:list>
          </table:table-cell>
        </table:table-row>
        <table:table-row>
          <table:table-cell table:style-name="Table4.A2" office:value-type="string">
            <text:p text:style-name="P6">def contactShowStats(contactDb):</text:p>
            <text:list text:continue-numbering="true" text:style-name="L1">
              <text:list-item>
                <text:p text:style-name="P31">Description - <text:span text:style-name="T13">Shows the statistics of a contact database. This includes the total number of contacts, contacts sorted by tag and state, average amount of tags per contact, the most common area code, and amount of contacts without an email.</text:span></text:p>
              </text:list-item>
              <text:list-item>
                <text:p text:style-name="P31">Input:</text:p>
                <text:list>
                  <text:list-item>
                    <text:p text:style-name="P23">[Dictionary <text:span text:style-name="T9">of </text:span>Dictionar<text:span text:style-name="T9">ies</text:span>] contact<text:span text:style-name="T10">Db</text:span> - The contact <text:span text:style-name="T10">database.</text:span></text:p>
                  </text:list-item>
                </text:list>
              </text:list-item>
              <text:list-item>
                <text:p text:style-name="P31">Output:</text:p>
                <text:list>
                  <text:list-item>
                    <text:p text:style-name="P31">[<text:span text:style-name="T13">Dictionary</text:span>] - <text:span text:style-name="T13">Statistic attributes and their values.</text:span></text:p>
                  </text:list-item>
                </text:list>
              </text:list-item>
            </text:list>
          </table:table-cell>
        </table:table-row>
        <table:table-row>
          <table:table-cell table:style-name="Table4.A2" office:value-type="string">
            <text:p text:style-name="P6">def contactSearchName(contactDb, contactName):</text:p>
            <text:list text:continue-numbering="true" text:style-name="L1">
              <text:list-item>
                <text:p text:style-name="P31">Description - <text:span text:style-name="T13">Searches for contacts that have a first name or last name that matches a string.</text:span></text:p>
              </text:list-item>
              <text:list-item>
                <text:p text:style-name="P31">Input:</text:p>
                <text:list>
                  <text:list-item>
                    <text:p text:style-name="P23">[Dictionary <text:span text:style-name="T9">of </text:span>Dictionar<text:span text:style-name="T9">ies</text:span>] contact<text:span text:style-name="T10">Db</text:span> - The contact <text:span text:style-name="T10">database.</text:span></text:p>
                  </text:list-item>
                  <text:list-item>
                    <text:p text:style-name="P45">[String] contactName - The string to search.</text:p>
                  </text:list-item>
                </text:list>
              </text:list-item>
              <text:list-item>
                <text:p text:style-name="P31">Output:</text:p>
                <text:list>
                  <text:list-item>
                    <text:p text:style-name="P31">[Dictionary <text:span text:style-name="T9">of </text:span>Dictionar<text:span text:style-name="T9">ies</text:span>] - <text:span text:style-name="T13">A copy of contactDb containing only entries that match.</text:span></text:p>
                  </text:list-item>
                </text:list>
              </text:list-item>
            </text:list>
          </table:table-cell>
        </table:table-row>
        <table:table-row>
          <table:table-cell table:style-name="Table4.A2" office:value-type="string">
            <text:p text:style-name="P6">def contactSearchPhone(contactDb, contactPhone):</text:p>
            <text:list text:continue-numbering="true" text:style-name="L1">
              <text:list-item>
                <text:p text:style-name="P31">Description - <text:span text:style-name="T13">Searches for contacts that have </text:span><text:span text:style-name="T15">a phone number that matches a string</text:span><text:span text:style-name="T13">.</text:span></text:p>
              </text:list-item>
              <text:list-item>
                <text:p text:style-name="P31">Input:</text:p>
                <text:list>
                  <text:list-item>
                    <text:p text:style-name="P23">[Dictionary <text:span text:style-name="T9">of </text:span>Dictionar<text:span text:style-name="T9">ies</text:span>] contact<text:span text:style-name="T10">Db</text:span> - The contact <text:span text:style-name="T10">database.</text:span></text:p>
                  </text:list-item>
                  <text:list-item>
                    <text:p text:style-name="P45">[String] contactPhone - The string to search.</text:p>
                  </text:list-item>
                </text:list>
              </text:list-item>
              <text:list-item>
                <text:p text:style-name="P31">Output:</text:p>
                <text:list>
                  <text:list-item>
                    <text:p text:style-name="P31">[Dictionary <text:span text:style-name="T9">of </text:span>Dictionar<text:span text:style-name="T9">ies</text:span>] - <text:span text:style-name="T13">A copy of contactDb containing only entries that match.</text:span></text:p>
                  </text:list-item>
                </text:list>
              </text:list-item>
            </text:list>
          </table:table-cell>
        </table:table-row>
        <table:table-row>
          <table:table-cell table:style-name="Table4.A2" office:value-type="string">
            <text:p text:style-name="P6">def contactSearchTag(contactDb, contactTag):</text:p>
            <text:list text:continue-numbering="true" text:style-name="L1">
              <text:list-item>
                <text:p text:style-name="P31">Description - <text:span text:style-name="T13">Searches for contacts that have </text:span><text:span text:style-name="T15">a tag</text:span><text:span text:style-name="T13"> that matches a string.</text:span></text:p>
              </text:list-item>
              <text:list-item>
                <text:p text:style-name="P31">Input:</text:p>
                <text:list>
                  <text:list-item>
                    <text:p text:style-name="P23">[Dictionary <text:span text:style-name="T9">of </text:span>Dictionar<text:span text:style-name="T9">ies</text:span>] contact<text:span text:style-name="T10">Db</text:span> - The contact <text:span text:style-name="T10">database.</text:span></text:p>
                  </text:list-item>
                  <text:list-item>
                    <text:p text:style-name="P45">[String] contact<text:span text:style-name="T15">Tag</text:span> - The string to search.</text:p>
                  </text:list-item>
                </text:list>
              </text:list-item>
              <text:list-item>
                <text:p text:style-name="P31">Output:</text:p>
                <text:list>
                  <text:list-item>
                    <text:p text:style-name="P31">[Dictionary <text:span text:style-name="T9">of </text:span>Dictionar<text:span text:style-name="T9">ies</text:span>] - <text:span text:style-name="T13">A copy of contactDb containing only entries that match.</text:span></text:p>
                  </text:list-item>
                </text:list>
              </text:list-item>
            </text:list>
          </table:table-cell>
        </table:table-row>
        <table:table-row>
          <table:table-cell table:style-name="Table4.A2" office:value-type="string">
            <text:p text:style-name="P7">def contactSearchDuplicates(contactDb):</text:p>
            <text:list text:continue-numbering="true" text:style-name="L1">
              <text:list-item>
                <text:p text:style-name="P32">Description - <text:span text:style-name="T16">Searches for contacts that have the same nickname, first + last name, phone number or email</text:span><text:span text:style-name="T13">.</text:span></text:p>
              </text:list-item>
              <text:list-item>
                <text:p text:style-name="P32">Input:</text:p>
                <text:list>
                  <text:list-item>
                    <text:p text:style-name="P24">[Dictionary <text:span text:style-name="T9">of </text:span>Dictionar<text:span text:style-name="T9">ies</text:span>] contact<text:span text:style-name="T10">Db</text:span> - The contact <text:span text:style-name="T10">database.</text:span></text:p>
                  </text:list-item>
                </text:list>
              </text:list-item>
              <text:list-item>
                <text:p text:style-name="P32">Output:</text:p>
                <text:list>
                  <text:list-item>
                    <text:p text:style-name="P32">[Dictionary] - <text:span text:style-name="T16">Attributes for name, nickname, phone, and email, each containing a list of contact identifiers.</text:span></text:p>
                  </text:list-item>
                </text:list>
              </text:list-item>
            </text:list>
          </table:table-cell>
        </table:table-row>
        <table:table-row>
          <table:table-cell table:style-name="Table4.A2" office:value-type="string">
            <text:p text:style-name="P7">def contactStringForm(contactInfo):</text:p>
            <text:list text:continue-numbering="true" text:style-name="L1">
              <text:list-item>
                <text:p text:style-name="P32">Description - <text:span text:style-name="T16">Turns a contact into string form. Basically the same thing as “print(contactInfo)”, but put in a string.</text:span></text:p>
              </text:list-item>
              <text:list-item>
                <text:p text:style-name="P32">Input:</text:p>
                <text:list>
                  <text:list-item>
                    <text:p text:style-name="P41"><text:soft-page-break/>[Dictionary] contactInfo - The contact to <text:span text:style-name="T16">use</text:span>.</text:p>
                  </text:list-item>
                </text:list>
              </text:list-item>
              <text:list-item>
                <text:p text:style-name="P32">Output:</text:p>
                <text:list>
                  <text:list-item>
                    <text:p text:style-name="P46">[String] The string containing the contact.</text:p>
                  </text:list-item>
                </text:list>
              </text:list-item>
            </text:list>
          </table:table-cell>
        </table:table-row>
        <table:table-row>
          <table:table-cell table:style-name="Table4.A2" office:value-type="string">
            <text:p text:style-name="P7">def contactExport(contactDb, contactTag):</text:p>
            <text:list text:continue-numbering="true" text:style-name="L1">
              <text:list-item>
                <text:p text:style-name="P32">Description - <text:span text:style-name="T16">Uses </text:span><text:span text:style-name="T14">contactStringForm() </text:span><text:span text:style-name="T16">for every contact in a database that contains a tag.</text:span></text:p>
              </text:list-item>
              <text:list-item>
                <text:p text:style-name="P32">Input:</text:p>
                <text:list>
                  <text:list-item>
                    <text:p text:style-name="P24">[Dictionary <text:span text:style-name="T9">of </text:span>Dictionar<text:span text:style-name="T9">ies</text:span>] contact<text:span text:style-name="T10">Db</text:span> - The contact <text:span text:style-name="T10">database.</text:span></text:p>
                  </text:list-item>
                  <text:list-item>
                    <text:p text:style-name="P46">[String] contactTag - The tag to search.</text:p>
                  </text:list-item>
                </text:list>
              </text:list-item>
              <text:list-item>
                <text:p text:style-name="P32">Output:</text:p>
                <text:list>
                  <text:list-item>
                    <text:p text:style-name="P46">[String] A string representing contactDb only with contacts that have the tag contactTag.</text:p>
                  </text:list-item>
                </text:list>
              </text:list-item>
            </text:list>
          </table:table-cell>
        </table:table-row>
      </table:table>
      <text:p text:style-name="P1"/>
      <text:p text:style-name="P10">Contact program functions:</text:p>
      <table:table table:name="Table5" table:style-name="Table5">
        <table:table-column table:style-name="Table5.A"/>
        <table:table-row>
          <table:table-cell table:style-name="Table5.A1" office:value-type="string">
            <text:p text:style-name="P8">def addSampleContacts(amount):</text:p>
            <text:list text:continue-numbering="true" text:style-name="L1">
              <text:list-item>
                <text:p text:style-name="P33">Description - <text:span text:style-name="T17">Adds fake / placeholder contacts for testing purposes.</text:span></text:p>
              </text:list-item>
              <text:list-item>
                <text:p text:style-name="P33">Input:</text:p>
                <text:list>
                  <text:list-item>
                    <text:p text:style-name="P25">[<text:span text:style-name="T17">amount</text:span>] <text:span text:style-name="T17">amount</text:span> - The <text:span text:style-name="T17">number of contacts to add</text:span><text:span text:style-name="T10">.</text:span></text:p>
                  </text:list-item>
                </text:list>
              </text:list-item>
            </text:list>
          </table:table-cell>
        </table:table-row>
        <table:table-row>
          <table:table-cell table:style-name="Table5.A2" office:value-type="string">
            <text:p text:style-name="P8">def clearScreen():</text:p>
            <text:list text:continue-numbering="true" text:style-name="L1">
              <text:list-item>
                <text:p text:style-name="P33">Description - <text:span text:style-name="T17">Clears the screen.</text:span></text:p>
              </text:list-item>
            </text:list>
          </table:table-cell>
        </table:table-row>
        <table:table-row>
          <table:table-cell table:style-name="Table5.A2" office:value-type="string">
            <text:p text:style-name="P8">def mainMenu():</text:p>
            <text:list text:continue-numbering="true" text:style-name="L1">
              <text:list-item>
                <text:p text:style-name="P33">Description - <text:span text:style-name="T17">Shows the program’s main menu.</text:span></text:p>
              </text:list-item>
            </text:list>
          </table:table-cell>
        </table:table-row>
      </table:table>
      <text:p text:style-name="P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9-07T20:47:02.088000000</meta:creation-date>
    <meta:generator>LibreOffice/24.2.1.2$Windows_X86_64 LibreOffice_project/db4def46b0453cc22e2d0305797cf981b68ef5ac</meta:generator>
    <dc:date>2025-09-08T16:08:34.492000000</dc:date>
    <meta:editing-duration>PT3H26M54S</meta:editing-duration>
    <meta:editing-cycles>19</meta:editing-cycles>
    <meta:document-statistic meta:table-count="5" meta:image-count="0" meta:object-count="0" meta:page-count="6" meta:paragraph-count="215" meta:word-count="1718" meta:character-count="10633" meta:non-whitespace-character-count="9273"/>
  </office:meta>
</office:document-meta>
</file>